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7112" calcext:value-type="float">
            <text:p>88.9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5488" calcext:value-type="float">
            <text:p>88.1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3504" calcext:value-type="float">
            <text:p>88.2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2272" calcext:value-type="float">
            <text:p>88.2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484" calcext:value-type="float">
            <text:p>88.2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4024" calcext:value-type="float">
            <text:p>88.5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3816" calcext:value-type="float">
            <text:p>88.4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5736" calcext:value-type="float">
            <text:p>88.5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6592" calcext:value-type="float">
            <text:p>88.5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7512" calcext:value-type="float">
            <text:p>88.2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8368" calcext:value-type="float">
            <text:p>88.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2752" calcext:value-type="float">
            <text:p>88.3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624" calcext:value-type="float">
            <text:p>88.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0008" calcext:value-type="float">
            <text:p>86.1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172" calcext:value-type="float">
            <text:p>86.1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22" calcext:value-type="float">
            <text:p>86.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6128" calcext:value-type="float">
            <text:p>85.6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832" calcext:value-type="float">
            <text:p>85.5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84208" calcext:value-type="float">
            <text:p>85.4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1976" calcext:value-type="float">
            <text:p>85.1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8928" calcext:value-type="float">
            <text:p>85.1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1392" calcext:value-type="float">
            <text:p>85.0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1872" calcext:value-type="float">
            <text:p>85.0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6008" calcext:value-type="float">
            <text:p>84.6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3984" calcext:value-type="float">
            <text:p>84.4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1208" calcext:value-type="float">
            <text:p>84.3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864" calcext:value-type="float">
            <text:p>84.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5592" calcext:value-type="float">
            <text:p>84.3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0248" calcext:value-type="float">
            <text:p>84.2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3088" calcext:value-type="float">
            <text:p>84.1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1648" calcext:value-type="float">
            <text:p>84.0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7744" calcext:value-type="float">
            <text:p>84.0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004" calcext:value-type="float">
            <text:p>84.1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1272" calcext:value-type="float">
            <text:p>84.0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5928" calcext:value-type="float">
            <text:p>84.0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8808" calcext:value-type="float">
            <text:p>84.1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9456" calcext:value-type="float">
            <text:p>84.0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6888" calcext:value-type="float">
            <text:p>84.0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5552" calcext:value-type="float">
            <text:p>84.0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9288" calcext:value-type="float">
            <text:p>84.2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196" calcext:value-type="float">
            <text:p>84.2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0144" calcext:value-type="float">
            <text:p>84.2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6344" calcext:value-type="float">
            <text:p>84.2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008" calcext:value-type="float">
            <text:p>84.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34" calcext:value-type="float">
            <text:p>84.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8056" calcext:value-type="float">
            <text:p>84.2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4464" calcext:value-type="float">
            <text:p>84.4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4944" calcext:value-type="float">
            <text:p>84.5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1144" calcext:value-type="float">
            <text:p>84.5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2208" calcext:value-type="float">
            <text:p>84.7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4296" calcext:value-type="float">
            <text:p>84.6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772" calcext:value-type="float">
            <text:p>84.6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9912" calcext:value-type="float">
            <text:p>84.6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3168" calcext:value-type="float">
            <text:p>84.7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2312" calcext:value-type="float">
            <text:p>84.7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9848" calcext:value-type="float">
            <text:p>84.8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224" calcext:value-type="float">
            <text:p>84.8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8512" calcext:value-type="float">
            <text:p>84.8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8616" calcext:value-type="float">
            <text:p>84.9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5944" calcext:value-type="float">
            <text:p>84.8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9368" calcext:value-type="float">
            <text:p>84.8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7928" calcext:value-type="float">
            <text:p>84.7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104" calcext:value-type="float">
            <text:p>84.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0664" calcext:value-type="float">
            <text:p>84.5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5696" calcext:value-type="float">
            <text:p>84.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0352" calcext:value-type="float">
            <text:p>84.3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8704" calcext:value-type="float">
            <text:p>84.1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2984" calcext:value-type="float">
            <text:p>84.0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6848" calcext:value-type="float">
            <text:p>83.7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3008" calcext:value-type="float">
            <text:p>83.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4992" calcext:value-type="float">
            <text:p>83.3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4136" calcext:value-type="float">
            <text:p>83.3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1088" calcext:value-type="float">
            <text:p>83.3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9856" calcext:value-type="float">
            <text:p>83.4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4032" calcext:value-type="float">
            <text:p>83.3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1528" calcext:value-type="float">
            <text:p>83.0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7352" calcext:value-type="float">
            <text:p>83.2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9984" calcext:value-type="float">
            <text:p>82.9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2072" calcext:value-type="float">
            <text:p>82.8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8648" calcext:value-type="float">
            <text:p>82.9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9712" calcext:value-type="float">
            <text:p>83.0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036" calcext:value-type="float">
            <text:p>82.8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228" calcext:value-type="float">
            <text:p>83.0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2176" calcext:value-type="float">
            <text:p>82.9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2384" calcext:value-type="float">
            <text:p>83.0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2656" calcext:value-type="float">
            <text:p>82.9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0296" calcext:value-type="float">
            <text:p>83.1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8376" calcext:value-type="float">
            <text:p>83.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4576" calcext:value-type="float">
            <text:p>83.0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0672" calcext:value-type="float">
            <text:p>83.1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9816" calcext:value-type="float">
            <text:p>83.1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2008" calcext:value-type="float">
            <text:p>83.1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3344" calcext:value-type="float">
            <text:p>83.1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1632" calcext:value-type="float">
            <text:p>83.1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88984" calcext:value-type="float">
            <text:p>82.1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65184" calcext:value-type="float">
            <text:p>82.1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5442857143" calcext:value-type="float">
            <text:p>83.0585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67977142857" calcext:value-type="float">
            <text:p>83.1267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93522758621" calcext:value-type="float">
            <text:p>82.99935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3635862069" calcext:value-type="float">
            <text:p>82.4723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3194" calcext:value-type="float">
            <text:p>81.94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50780689655" calcext:value-type="float">
            <text:p>81.72507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98882857143" calcext:value-type="float">
            <text:p>81.61988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47497931034" calcext:value-type="float">
            <text:p>81.59474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03511111111" calcext:value-type="float">
            <text:p>81.6903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26303448276" calcext:value-type="float">
            <text:p>81.7426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41099354839" calcext:value-type="float">
            <text:p>81.504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0736" calcext:value-type="float">
            <text:p>81.56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0020645161" calcext:value-type="float">
            <text:p>81.698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07992" calcext:value-type="float">
            <text:p>81.73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78" calcext:value-type="float">
            <text:p>81.4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5156129032" calcext:value-type="float">
            <text:p>80.964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63864" calcext:value-type="float">
            <text:p>80.86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26534193548" calcext:value-type="float">
            <text:p>80.862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84208" calcext:value-type="float">
            <text:p>80.93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91251612903" calcext:value-type="float">
            <text:p>80.99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13571428571" calcext:value-type="float">
            <text:p>81.0713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85870967742" calcext:value-type="float">
            <text:p>81.118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33009032258" calcext:value-type="float">
            <text:p>81.053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29696" calcext:value-type="float">
            <text:p>81.11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98593548387" calcext:value-type="float">
            <text:p>81.219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98704" calcext:value-type="float">
            <text:p>81.30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87375483871" calcext:value-type="float">
            <text:p>81.068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6968" calcext:value-type="float">
            <text:p>80.8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90446451613" calcext:value-type="float">
            <text:p>80.6990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95848" calcext:value-type="float">
            <text:p>80.59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92242580645" calcext:value-type="float">
            <text:p>80.489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81897142857" calcext:value-type="float">
            <text:p>80.5481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1610322581" calcext:value-type="float">
            <text:p>80.6101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1780645161" calcext:value-type="float">
            <text:p>80.439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2092" calcext:value-type="float">
            <text:p>80.49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57770322581" calcext:value-type="float">
            <text:p>80.5857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1256" calcext:value-type="float">
            <text:p>80.6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2583225807" calcext:value-type="float">
            <text:p>80.5282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47767741936" calcext:value-type="float">
            <text:p>80.374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0668" calcext:value-type="float">
            <text:p>80.0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7086451613" calcext:value-type="float">
            <text:p>79.9157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24512" calcext:value-type="float">
            <text:p>79.9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38991428571" calcext:value-type="float">
            <text:p>80.0738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97858064516" calcext:value-type="float">
            <text:p>80.13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164544" calcext:value-type="float">
            <text:p>80.25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1912" calcext:value-type="float">
            <text:p>80.3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92768" calcext:value-type="float">
            <text:p>80.48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109" calcext:value-type="float">
            <text:p>80.628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555872" calcext:value-type="float">
            <text:p>80.68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74064" calcext:value-type="float">
            <text:p>80.1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75634285714" calcext:value-type="float">
            <text:p>79.6375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988" calcext:value-type="float">
            <text:p>80.3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1404" calcext:value-type="float">
            <text:p>80.32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4104" calcext:value-type="float">
            <text:p>80.3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8996" calcext:value-type="float">
            <text:p>80.3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059101582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6804" calcext:value-type="float">
            <text:p>80.3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56" meta:object-count="0"/>
    <meta:user-defined meta:name="AppVersion">3.0</meta:user-defined>
  </office:meta>
</office:document-meta>
</file>